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style:style style:name="P4" style:family="paragraph" style:parent-style-name="Standard">
      <style:paragraph-properties fo:line-height="200%" fo:text-align="center" style:justify-single-word="false" fo:break-before="page"/>
    </style:style>
    <style:style style:name="P5" style:family="paragraph" style:parent-style-name="Standard" style:master-page-name="">
      <style:paragraph-properties fo:margin-left="0.5in" fo:margin-right="0in" fo:line-height="200%" fo:text-align="start" style:justify-single-word="false" fo:text-indent="-0.5in" style:auto-text-indent="false" style:shadow="none">
        <style:tab-stops/>
      </style:paragraph-properties>
    </style:style>
    <style:style style:name="P6" style:family="paragraph" style:parent-style-name="Standard">
      <style:paragraph-properties fo:margin-left="0.5in" fo:margin-right="0in" fo:line-height="200%" fo:text-align="start" style:justify-single-word="false" fo:text-indent="-0.5in" style:auto-text-indent="false" style:shadow="none">
        <style:tab-stops/>
      </style:paragraph-properties>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ith Gable</text:p>
      <text:p text:style-name="P1">Ms. Dreyer</text:p>
      <text:p text:style-name="P1">English 1213-007</text:p>
      <text:p text:style-name="P1">14 February 2007</text:p>
      <text:p text:style-name="P2">Quality</text:p>
      <text:p text:style-name="P3"><text:tab/>Quality can mean many things to many people. To one person, an object is of high quality if it is shiny and does not break when dropped. To another person, an object is of high quality if it is indestructible, is made of pure solid gold, and lasts forever. To reasonable people, the definition of quality, or “level of excellence” (“Quality” Online), involves defining what makes something high quality, defining what makes something of low quality, giving examples of high and low quality objects, and offering ways to improve the quality of an object, and is often based on first-hand experience with both good and bad products..</text:p>
      <text:p text:style-name="P3"><text:tab/>What makes something of high quality? For one, it has to withstand abuse. Nothing can ruin a person's day faster than dropping their expensive electronic devices on the ground and watching them shatter into little pieces. Apple thought about this aspect when designing the MacBook Pro. The power connector is magnetic, so if someone trips over the cable, the laptop doesn't fly across the room or hit someone in the leg. It also has a sudden motion sensor that stops all moving parts if it detects it has been dropped (“MacBook Pro – Design” Online). The next major test in determining if an object is designed properly and of high quality is that instructions will not be necessary. Products that absolutely require instructions to be usable have failed in being simple, and unless the object in question is a manufacturing machine or something, it can most likely be made simpler. On this same topic, a company needs to put thought into the design of a product for it to be a high quality item. If a music player requires pressing a pointy button repeatedly to scroll through songs, a person with thousands of songs will not want to blister their fingers, and will think the product is a worthless piece of junk. Companies need to put research into figuring these things out to make their products high quality.</text:p>
      <text:p text:style-name="P3"><text:tab/>It is also important to know what constitutes a bad quality item. If the product feels flimsy, chips or scratches easily, it definitely wasn't designed very well. If a product is hard to use, it wasn't designed very well either. For example, the operator of the <text:span text:style-name="T1">ToastyTech User Interface Gallery</text:span>, a website that hosts descriptions and images of hundreds of computer operating systems, thought that the Holmes 1-Touch heater had such poor user interface design that it warranted a page on his website. He claims that the heater didn't go under any user testing, due to the fact that it requires pressing one button seven times to switch from high to low (“The Holmes 1-Touch Heater” Online). Another thing that makes something lower in quality is how easily they are to break. If something gets a giant scratch by sitting on a desk and getting pushed around on the desk, they're probably constructed poorly. Generally, a rule of thumb for determining if something is of bad quality is if the object seems like it needs to be periodically replaced and the object shouldn't need to be replaced as often as it is being replaced.</text:p>
      <text:p text:style-name="P3"><text:tab/>There are several possible examples of products that are of good quality versus products that are of bad quality. One example is Apple's iPod versus Microsoft's Zune. The iPod's primary user interface is a scroll wheel that can be comfortably operated by moving the thumb around in circles. The Zune has to be operated by pressing buttons, which can be uncomfortable over a period of time. The primary difference here is that the iPod's scroll wheel requires no force to operate and the Zune's menu buttons require pushing the thumb in. Another example is name brand speakers, such as Pioneer, Sony, Kenwood, and Alpine, versus store brand speakers like Durabrand. Because Durabrand speakers are designed to be cheap first, and of quality second, they tend to fail more often than more expensive Kenwood speakers. Durabrand assumes that customers will replace speakers when they break, whereas Kenwood assumes that customers will replace speakers when they want upgrades. It is also apparent that companies that produce good quality products care more about their customers than companies that produce junk.</text:p>
      <text:p text:style-name="P3"><text:tab/>Improving a product's quality is usually simple, and can be cheap. In the iPod versus Zune case, there isn't much Microsoft could do, due to the fact that the iPod's scroll wheel is a patented invention. One thing Microsoft could do would be to design buttons that do not have to be pressed to operate. Another thing they could do would be to research some other method for improving their product. If Microsoft did more extensive real life testing of the product, by letting a group of a hundred people or so take a Zune and do whatever they want with it, and listen to their complaints, some of the issues could be ironed out. They could also make the product more desirable, perhaps by adding features that the iPod does not have that aren't crippled. For example, the Zune would probably become desirable if the built-in support for music sharing allowed more than 3 listens. In the name brand speaker versus store brand speaker example, the store brand speaker producer could use more expensive and more durable materials and put more money into research and development. Using these examples as a basis of things to improve, it can be easily seen that most product problems can be fixed with test audiences and conducting a cost-benefit analysis on the parts of a product that need to be improved.</text:p>
      <text:p text:style-name="P3"><text:tab/>Spending more money on better parts, more research, or usability testing makes a product higher quality, though people generally put their own criteria on top of this. For example, a person might look for a high quality music player that also supports their favorite music format. Most people, however, will be satisfied with a product as long as it doesn't break, works easily, and performs the intended function correctly. Although, some people require one hundred percent perfection, and there is little that can be done to appease them, because no product is perfect.</text:p>
      <text:p text:style-name="P4">Works Cited:</text:p>
      <text:p text:style-name="P5">"MacBook Pro - Design." <text:span text:style-name="T2">Apple</text:span>. 7 Feb. 2007 &lt;<text:a xlink:type="simple" xlink:href="http://www.apple.com/macbookpro/design.html">http://www.apple.com/macbookpro/design.html</text:a>&gt;.</text:p>
      <text:p text:style-name="P6">"Quality." Def. 1. <text:span text:style-name="T2">Wiktionary</text:span>. 7 Feb. 2007 &lt;<text:a xlink:type="simple" xlink:href="http://en.wiktionary.org/wiki/quality">http://en.wiktionary.org/wiki/quality</text:a>&gt;.</text:p>
      <text:p text:style-name="P6">"The Holmes 1-Touch Heater." <text:span text:style-name="T2">Toasty Tech Graphical User Interface Gallery</text:span>. 7 Feb. 2007 &lt;http://toastytech.com/guis/heater.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8.5in" fo:page-height="11in" style:num-format="1" style:print-orientation="portrait" fo:margin-top="0.8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pm1">
      <style:header>
        <text:p text:style-name="P1">Gable <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Keith Gable</meta:initial-creator>
    <meta:creation-date>2007-02-07T21:10:33</meta:creation-date>
    <dc:creator>Keith Gable</dc:creator>
    <dc:date>2007-02-14T22:13:32</dc:date>
    <meta:printed-by>Keith Gable</meta:printed-by>
    <meta:print-date>2007-02-14T21:55:03</meta:print-date>
    <dc:language>en-US</dc:language>
    <meta:editing-cycles>21</meta:editing-cycles>
    <meta:editing-duration>PT3H40M3S</meta:editing-duration>
    <meta:user-defined meta:name="Info 1"/>
    <meta:user-defined meta:name="Info 2"/>
    <meta:user-defined meta:name="Info 3"/>
    <meta:user-defined meta:name="Info 4"/>
    <meta:document-statistic meta:table-count="0" meta:image-count="0" meta:object-count="0" meta:page-count="4" meta:paragraph-count="16" meta:word-count="1085" meta:character-count="6434"/>
  </office:meta>
</office:document-meta>
</file>